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564cm" svg:height="10.818cm" svg:x="26.306cm" svg:y="22.639cm">
            <draw:object draw:notify-on-update-of-ranges="Sheet1.C36:Sheet1.C49 Sheet1.Y35:Sheet1.Y35 Sheet1.AC36:Sheet1.AC49 Sheet1.G35:Sheet1.G35 Sheet1.K36:Sheet1.K49 Sheet1.M35:Sheet1.M35 Sheet1.Q36:Sheet1.Q49 Sheet1.S35:Sheet1.S35 Sheet1.W36:Sheet1.W49 Sheet1.A35:Sheet1.A35 Sheet1.E36:Sheet1.E4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.564cm" svg:height="10.818cm" svg:x="6.131cm" svg:y="22.402cm">
            <draw:object draw:notify-on-update-of-ranges="Sheet1.C36:Sheet1.C49 Sheet1.A1:Sheet1.A1 Sheet1.AH20:Sheet1.AH33 Sheet1.Y35:Sheet1.Y35 Sheet1.AC20:Sheet1.AC33 Sheet1.G35:Sheet1.G35 Sheet1.K20:Sheet1.K33 Sheet1.M35:Sheet1.M35 Sheet1.Q20:Sheet1.Q33 Sheet1.S35:Sheet1.S35 Sheet1.W20:Sheet1.W33 Sheet1.A35:Sheet1.A35 Sheet1.E20:Sheet1.E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fib_serial</text:p>
          </table:table-cell>
          <table:table-cell table:number-columns-repeated="3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765" calcext:value-type="float">
            <text:p>6765</text:p>
          </table:table-cell>
          <table:table-cell office:value-type="float" office:value="0.12134" calcext:value-type="float">
            <text:p>0.12134</text:p>
          </table:table-cell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946" calcext:value-type="float">
            <text:p>10946</text:p>
          </table:table-cell>
          <table:table-cell office:value-type="float" office:value="0.105918" calcext:value-type="float">
            <text:p>0.105918</text:p>
          </table:table-cell>
          <table:table-cell table:number-columns-repeated="3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711" calcext:value-type="float">
            <text:p>17711</text:p>
          </table:table-cell>
          <table:table-cell office:value-type="float" office:value="0.170834" calcext:value-type="float">
            <text:p>0.170834</text:p>
          </table:table-cell>
          <table:table-cell table:number-columns-repeated="3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8657" calcext:value-type="float">
            <text:p>28657</text:p>
          </table:table-cell>
          <table:table-cell office:value-type="float" office:value="0.285655" calcext:value-type="float">
            <text:p>0.285655</text:p>
          </table:table-cell>
          <table:table-cell table:number-columns-repeated="3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6368" calcext:value-type="float">
            <text:p>46368</text:p>
          </table:table-cell>
          <table:table-cell office:value-type="float" office:value="0.454286" calcext:value-type="float">
            <text:p>0.454286</text:p>
          </table:table-cell>
          <table:table-cell table:number-columns-repeated="3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5025" calcext:value-type="float">
            <text:p>75025</text:p>
          </table:table-cell>
          <table:table-cell office:value-type="float" office:value="0.730727" calcext:value-type="float">
            <text:p>0.730727</text:p>
          </table:table-cell>
          <table:table-cell table:number-columns-repeated="3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1393" calcext:value-type="float">
            <text:p>121393</text:p>
          </table:table-cell>
          <table:table-cell office:value-type="float" office:value="1.174956" calcext:value-type="float">
            <text:p>1.174956</text:p>
          </table:table-cell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6418" calcext:value-type="float">
            <text:p>196418</text:p>
          </table:table-cell>
          <table:table-cell office:value-type="float" office:value="2.121577" calcext:value-type="float">
            <text:p>2.121577</text:p>
          </table:table-cell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7811" calcext:value-type="float">
            <text:p>317811</text:p>
          </table:table-cell>
          <table:table-cell office:value-type="float" office:value="3.064001" calcext:value-type="float">
            <text:p>3.064001</text:p>
          </table:table-cell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14229" calcext:value-type="float">
            <text:p>514229</text:p>
          </table:table-cell>
          <table:table-cell office:value-type="float" office:value="3.82154" calcext:value-type="float">
            <text:p>3.82154</text:p>
          </table:table-cell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32040" calcext:value-type="float">
            <text:p>832040</text:p>
          </table:table-cell>
          <table:table-cell office:value-type="float" office:value="6.120177" calcext:value-type="float">
            <text:p>6.120177</text:p>
          </table:table-cell>
          <table:table-cell table:number-columns-repeated="3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346269" calcext:value-type="float">
            <text:p>1346269</text:p>
          </table:table-cell>
          <table:table-cell office:value-type="float" office:value="10.126593" calcext:value-type="float">
            <text:p>10.126593</text:p>
          </table:table-cell>
          <table:table-cell table:number-columns-repeated="3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78309" calcext:value-type="float">
            <text:p>2178309</text:p>
          </table:table-cell>
          <table:table-cell office:value-type="float" office:value="15.866507" calcext:value-type="float">
            <text:p>15.866507</text:p>
          </table:table-cell>
          <table:table-cell table:number-columns-repeated="3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524578" calcext:value-type="float">
            <text:p>3524578</text:p>
          </table:table-cell>
          <table:table-cell office:value-type="float" office:value="25.309926" calcext:value-type="float">
            <text:p>25.309926</text:p>
          </table:table-cell>
          <table:table-cell table:number-columns-repeated="3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702887" calcext:value-type="float">
            <text:p>5702887</text:p>
          </table:table-cell>
          <table:table-cell office:value-type="float" office:value="42.994126" calcext:value-type="float">
            <text:p>42.994126</text:p>
          </table:table-cell>
          <table:table-cell table:number-columns-repeated="3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73.393584" calcext:value-type="float">
            <text:p>73.393584</text:p>
          </table:table-cell>
          <table:table-cell table:number-columns-repeated="30"/>
        </table:table-row>
        <table:table-row table:style-name="ro1">
          <table:table-cell table:number-columns-repeated="34"/>
        </table:table-row>
        <table:table-row table:style-name="ro2">
          <table:table-cell office:value-type="string" calcext:value-type="string">
            <text:p>fib_cutoff_cilk</text:p>
          </table:table-cell>
          <table:table-cell table:number-columns-repeated="5"/>
          <table:table-cell office:value-type="string" calcext:value-type="string">
            <text:p>fib_cutoff_omp_compact</text:p>
          </table:table-cell>
          <table:table-cell table:number-columns-repeated="5"/>
          <table:table-cell office:value-type="string" calcext:value-type="string">
            <text:p>fib_cutoff_omp_scatter</text:p>
          </table:table-cell>
          <table:table-cell table:number-columns-repeated="5"/>
          <table:table-cell office:value-type="string" calcext:value-type="string">
            <text:p>fib_cutoff_omp_balanced</text:p>
          </table:table-cell>
          <table:table-cell table:number-columns-repeated="5"/>
          <table:table-cell office:value-type="string" calcext:value-type="string">
            <text:p>fib_cutoff_omp_none</text:p>
          </table:table-cell>
          <table:table-cell table:number-columns-repeated="5"/>
          <table:table-cell office:value-type="string" calcext:value-type="string">
            <text:p>fib_serial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3712" calcext:value-type="float">
            <text:p>73712</text:p>
          </table:table-cell>
          <table:table-cell office:value-type="float" office:value="14558.366554" calcext:value-type="float">
            <text:p>14558.3665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3712" calcext:value-type="float">
            <text:p>73712</text:p>
          </table:table-cell>
          <table:table-cell office:value-type="float" office:value="15375.847106" calcext:value-type="float">
            <text:p>15375.8471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3712" calcext:value-type="float">
            <text:p>73712</text:p>
          </table:table-cell>
          <table:table-cell office:value-type="float" office:value="15383.889008" calcext:value-type="float">
            <text:p>15383.8890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3712" calcext:value-type="float">
            <text:p>73712</text:p>
          </table:table-cell>
          <table:table-cell office:value-type="float" office:value="15360.779582" calcext:value-type="float">
            <text:p>15360.7795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3712" calcext:value-type="float">
            <text:p>73712</text:p>
          </table:table-cell>
          <table:table-cell office:value-type="float" office:value="15510.740589" calcext:value-type="float">
            <text:p>15510.7405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827.960796" calcext:value-type="float">
            <text:p>827.9607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577.85834" calcext:value-type="float">
            <text:p>577.858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581.904793" calcext:value-type="float">
            <text:p>581.9047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555.128005" calcext:value-type="float">
            <text:p>555.1280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742.062412" calcext:value-type="float">
            <text:p>742.0624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73712" calcext:value-type="float">
            <text:p>73712</text:p>
          </table:table-cell>
          <table:table-cell office:value-type="float" office:value="557.810521" calcext:value-type="float">
            <text:p>557.8105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73712" calcext:value-type="float">
            <text:p>73712</text:p>
          </table:table-cell>
          <table:table-cell office:value-type="float" office:value="466.769982" calcext:value-type="float">
            <text:p>466.7699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73712" calcext:value-type="float">
            <text:p>73712</text:p>
          </table:table-cell>
          <table:table-cell office:value-type="float" office:value="471.897899" calcext:value-type="float">
            <text:p>471.8978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73712" calcext:value-type="float">
            <text:p>73712</text:p>
          </table:table-cell>
          <table:table-cell office:value-type="float" office:value="456.103497" calcext:value-type="float">
            <text:p>456.1034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73712" calcext:value-type="float">
            <text:p>73712</text:p>
          </table:table-cell>
          <table:table-cell office:value-type="float" office:value="566.818277" calcext:value-type="float">
            <text:p>566.8182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73712" calcext:value-type="float">
            <text:p>73712</text:p>
          </table:table-cell>
          <table:table-cell office:value-type="float" office:value="531.584761" calcext:value-type="float">
            <text:p>531.5847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73712" calcext:value-type="float">
            <text:p>73712</text:p>
          </table:table-cell>
          <table:table-cell office:value-type="float" office:value="486.940786" calcext:value-type="float">
            <text:p>486.9407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73712" calcext:value-type="float">
            <text:p>73712</text:p>
          </table:table-cell>
          <table:table-cell office:value-type="float" office:value="500.841906" calcext:value-type="float">
            <text:p>500.8419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73712" calcext:value-type="float">
            <text:p>73712</text:p>
          </table:table-cell>
          <table:table-cell office:value-type="float" office:value="484.824375" calcext:value-type="float">
            <text:p>484.8243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73712" calcext:value-type="float">
            <text:p>73712</text:p>
          </table:table-cell>
          <table:table-cell office:value-type="float" office:value="579.561079" calcext:value-type="float">
            <text:p>579.5610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73712" calcext:value-type="float">
            <text:p>73712</text:p>
          </table:table-cell>
          <table:table-cell office:value-type="float" office:value="592.474661" calcext:value-type="float">
            <text:p>592.4746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73712" calcext:value-type="float">
            <text:p>73712</text:p>
          </table:table-cell>
          <table:table-cell office:value-type="float" office:value="510.710625" calcext:value-type="float">
            <text:p>510.7106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73712" calcext:value-type="float">
            <text:p>73712</text:p>
          </table:table-cell>
          <table:table-cell office:value-type="float" office:value="474.829527" calcext:value-type="float">
            <text:p>474.8295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73712" calcext:value-type="float">
            <text:p>73712</text:p>
          </table:table-cell>
          <table:table-cell office:value-type="float" office:value="461.422015" calcext:value-type="float">
            <text:p>461.4220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73712" calcext:value-type="float">
            <text:p>73712</text:p>
          </table:table-cell>
          <table:table-cell office:value-type="float" office:value="582.659833" calcext:value-type="float">
            <text:p>582.6598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73712" calcext:value-type="float">
            <text:p>73712</text:p>
          </table:table-cell>
          <table:table-cell office:value-type="float" office:value="652.950442" calcext:value-type="float">
            <text:p>652.9504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73712" calcext:value-type="float">
            <text:p>73712</text:p>
          </table:table-cell>
          <table:table-cell office:value-type="float" office:value="488.382542" calcext:value-type="float">
            <text:p>488.3825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73712" calcext:value-type="float">
            <text:p>73712</text:p>
          </table:table-cell>
          <table:table-cell office:value-type="float" office:value="490.060325" calcext:value-type="float">
            <text:p>490.0603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73712" calcext:value-type="float">
            <text:p>73712</text:p>
          </table:table-cell>
          <table:table-cell office:value-type="float" office:value="468.479972" calcext:value-type="float">
            <text:p>468.47997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73712" calcext:value-type="float">
            <text:p>73712</text:p>
          </table:table-cell>
          <table:table-cell office:value-type="float" office:value="573.727972" calcext:value-type="float">
            <text:p>573.7279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73712" calcext:value-type="float">
            <text:p>73712</text:p>
          </table:table-cell>
          <table:table-cell office:value-type="float" office:value="635.999579" calcext:value-type="float">
            <text:p>635.9995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73712" calcext:value-type="float">
            <text:p>73712</text:p>
          </table:table-cell>
          <table:table-cell office:value-type="float" office:value="549.299453" calcext:value-type="float">
            <text:p>549.2994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73712" calcext:value-type="float">
            <text:p>73712</text:p>
          </table:table-cell>
          <table:table-cell office:value-type="float" office:value="578.8539" calcext:value-type="float">
            <text:p>578.85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73712" calcext:value-type="float">
            <text:p>73712</text:p>
          </table:table-cell>
          <table:table-cell office:value-type="float" office:value="556.7084" calcext:value-type="float">
            <text:p>556.70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73712" calcext:value-type="float">
            <text:p>73712</text:p>
          </table:table-cell>
          <table:table-cell office:value-type="float" office:value="607.579975" calcext:value-type="float">
            <text:p>607.5799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73712" calcext:value-type="float">
            <text:p>73712</text:p>
          </table:table-cell>
          <table:table-cell office:value-type="float" office:value="705.48286" calcext:value-type="float">
            <text:p>705.482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73712" calcext:value-type="float">
            <text:p>73712</text:p>
          </table:table-cell>
          <table:table-cell office:value-type="float" office:value="741.593825" calcext:value-type="float">
            <text:p>741.5938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73712" calcext:value-type="float">
            <text:p>73712</text:p>
          </table:table-cell>
          <table:table-cell office:value-type="float" office:value="758.311739" calcext:value-type="float">
            <text:p>758.3117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73712" calcext:value-type="float">
            <text:p>73712</text:p>
          </table:table-cell>
          <table:table-cell office:value-type="float" office:value="717.581736" calcext:value-type="float">
            <text:p>717.5817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73712" calcext:value-type="float">
            <text:p>73712</text:p>
          </table:table-cell>
          <table:table-cell office:value-type="float" office:value="855.026024" calcext:value-type="float">
            <text:p>855.0260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73712" calcext:value-type="float">
            <text:p>73712</text:p>
          </table:table-cell>
          <table:table-cell office:value-type="float" office:value="738.588609" calcext:value-type="float">
            <text:p>738.5886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73712" calcext:value-type="float">
            <text:p>73712</text:p>
          </table:table-cell>
          <table:table-cell office:value-type="float" office:value="1134.052474" calcext:value-type="float">
            <text:p>1134.0524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73712" calcext:value-type="float">
            <text:p>73712</text:p>
          </table:table-cell>
          <table:table-cell office:value-type="float" office:value="1122.755984" calcext:value-type="float">
            <text:p>1122.7559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73712" calcext:value-type="float">
            <text:p>73712</text:p>
          </table:table-cell>
          <table:table-cell office:value-type="float" office:value="1089.17985" calcext:value-type="float">
            <text:p>1089.179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73712" calcext:value-type="float">
            <text:p>73712</text:p>
          </table:table-cell>
          <table:table-cell office:value-type="float" office:value="1189.848844" calcext:value-type="float">
            <text:p>1189.8488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73712" calcext:value-type="float">
            <text:p>73712</text:p>
          </table:table-cell>
          <table:table-cell office:value-type="float" office:value="742.78743" calcext:value-type="float">
            <text:p>742.787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73712" calcext:value-type="float">
            <text:p>73712</text:p>
          </table:table-cell>
          <table:table-cell office:value-type="float" office:value="1703.435221" calcext:value-type="float">
            <text:p>1703.4352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73712" calcext:value-type="float">
            <text:p>73712</text:p>
          </table:table-cell>
          <table:table-cell office:value-type="float" office:value="1733.09777" calcext:value-type="float">
            <text:p>1733.097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73712" calcext:value-type="float">
            <text:p>73712</text:p>
          </table:table-cell>
          <table:table-cell office:value-type="float" office:value="1657.894616" calcext:value-type="float">
            <text:p>1657.8946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73712" calcext:value-type="float">
            <text:p>73712</text:p>
          </table:table-cell>
          <table:table-cell office:value-type="float" office:value="1833.108213" calcext:value-type="float">
            <text:p>1833.1082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73712" calcext:value-type="float">
            <text:p>73712</text:p>
          </table:table-cell>
          <table:table-cell office:value-type="float" office:value="845.045163" calcext:value-type="float">
            <text:p>845.04516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73712" calcext:value-type="float">
            <text:p>73712</text:p>
          </table:table-cell>
          <table:table-cell office:value-type="float" office:value="2302.047986" calcext:value-type="float">
            <text:p>2302.0479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73712" calcext:value-type="float">
            <text:p>73712</text:p>
          </table:table-cell>
          <table:table-cell office:value-type="float" office:value="2351.9929" calcext:value-type="float">
            <text:p>2351.99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73712" calcext:value-type="float">
            <text:p>73712</text:p>
          </table:table-cell>
          <table:table-cell office:value-type="float" office:value="2266.803883" calcext:value-type="float">
            <text:p>2266.8038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73712" calcext:value-type="float">
            <text:p>73712</text:p>
          </table:table-cell>
          <table:table-cell office:value-type="float" office:value="2371.742334" calcext:value-type="float">
            <text:p>2371.7423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73712" calcext:value-type="float">
            <text:p>73712</text:p>
          </table:table-cell>
          <table:table-cell office:value-type="float" office:value="859.685865" calcext:value-type="float">
            <text:p>859.6858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73712" calcext:value-type="float">
            <text:p>73712</text:p>
          </table:table-cell>
          <table:table-cell office:value-type="float" office:value="2469.668765" calcext:value-type="float">
            <text:p>2469.6687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73712" calcext:value-type="float">
            <text:p>73712</text:p>
          </table:table-cell>
          <table:table-cell office:value-type="float" office:value="2501.651289" calcext:value-type="float">
            <text:p>2501.6512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73712" calcext:value-type="float">
            <text:p>73712</text:p>
          </table:table-cell>
          <table:table-cell office:value-type="float" office:value="2456.57805" calcext:value-type="float">
            <text:p>2456.578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73712" calcext:value-type="float">
            <text:p>73712</text:p>
          </table:table-cell>
          <table:table-cell office:value-type="float" office:value="2526.816306" calcext:value-type="float">
            <text:p>2526.8163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73712" calcext:value-type="float">
            <text:p>73712</text:p>
          </table:table-cell>
          <table:table-cell office:value-type="float" office:value="863.424886" calcext:value-type="float">
            <text:p>863.4248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73712" calcext:value-type="float">
            <text:p>73712</text:p>
          </table:table-cell>
          <table:table-cell office:value-type="float" office:value="2537.613414" calcext:value-type="float">
            <text:p>2537.6134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73712" calcext:value-type="float">
            <text:p>73712</text:p>
          </table:table-cell>
          <table:table-cell office:value-type="float" office:value="2584.18435" calcext:value-type="float">
            <text:p>2584.184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73712" calcext:value-type="float">
            <text:p>73712</text:p>
          </table:table-cell>
          <table:table-cell office:value-type="float" office:value="2549.927594" calcext:value-type="float">
            <text:p>2549.9275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73712" calcext:value-type="float">
            <text:p>73712</text:p>
          </table:table-cell>
          <table:table-cell office:value-type="float" office:value="2567.494729" calcext:value-type="float">
            <text:p>2567.4947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office:value-type="float" office:value="842.129956" calcext:value-type="float">
            <text:p>842.1299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office:value-type="float" office:value="2532.864847" calcext:value-type="float">
            <text:p>2532.8648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office:value-type="float" office:value="2538.926476" calcext:value-type="float">
            <text:p>2538.9264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office:value-type="float" office:value="2516.28846" calcext:value-type="float">
            <text:p>2516.288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office:value-type="float" office:value="2672.039784" calcext:value-type="float">
            <text:p>2672.0397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3712" calcext:value-type="float">
            <text:p>73712</text:p>
          </table:table-cell>
          <table:table-cell office:value-type="float" office:value="1146.160849" calcext:value-type="float">
            <text:p>1146.160849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fib_cutoff_cilk</text:p>
          </table:table-cell>
          <table:table-cell table:number-columns-repeated="5"/>
          <table:table-cell office:value-type="string" calcext:value-type="string">
            <text:p>fib_cutoff_omp_compact</text:p>
          </table:table-cell>
          <table:table-cell table:number-columns-repeated="5"/>
          <table:table-cell office:value-type="string" calcext:value-type="string">
            <text:p>fib_cutoff_omp_scatter</text:p>
          </table:table-cell>
          <table:table-cell table:number-columns-repeated="5"/>
          <table:table-cell office:value-type="string" calcext:value-type="string">
            <text:p>fib_cutoff_omp_balanced</text:p>
          </table:table-cell>
          <table:table-cell table:number-columns-repeated="5"/>
          <table:table-cell office:value-type="string" calcext:value-type="string">
            <text:p>fib_cutoff_omp_none</text:p>
          </table:table-cell>
          <table:table-cell table:number-columns-repeated="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227465" calcext:value-type="float">
            <text:p>9227465</text:p>
          </table:table-cell>
          <table:table-cell table:formula="of:=[.AH20]/[.E20]" office:value-type="float" office:value="0.0787286708813555" calcext:value-type="float">
            <text:p>0.07872867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K20]" office:value-type="float" office:value="0.0745429400473645" calcext:value-type="float">
            <text:p>0.074542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Q20]" office:value-type="float" office:value="0.0745039728513361" calcext:value-type="float">
            <text:p>0.07450397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W20]" office:value-type="float" office:value="0.074616059873881" calcext:value-type="float">
            <text:p>0.07461605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0]/[.AC20]" office:value-type="float" office:value="0.073894656571901" calcext:value-type="float">
            <text:p>0.0738946566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227465" calcext:value-type="float">
            <text:p>9227465</text:p>
          </table:table-cell>
          <table:table-cell table:formula="of:=[.AH21]/[.E21]" office:value-type="float" office:value="1.38431777752917" calcext:value-type="float">
            <text:p>1.38431777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K21]" office:value-type="float" office:value="1.98346336750976" calcext:value-type="float">
            <text:p>1.98346336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Q21]" office:value-type="float" office:value="1.96967074818372" calcext:value-type="float">
            <text:p>1.96967074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W21]" office:value-type="float" office:value="2.06467848618086" calcext:value-type="float">
            <text:p>2.06467848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1]/[.AC21]" office:value-type="float" office:value="1.54456125315777" calcext:value-type="float">
            <text:p>1.5445612532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227465" calcext:value-type="float">
            <text:p>9227465</text:p>
          </table:table-cell>
          <table:table-cell table:formula="of:=[.AH22]/[.E22]" office:value-type="float" office:value="2.05474942807685" calcext:value-type="float">
            <text:p>2.054749428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K22]" office:value-type="float" office:value="2.45551533560271" calcext:value-type="float">
            <text:p>2.45551533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Q22]" office:value-type="float" office:value="2.42883227797545" calcext:value-type="float">
            <text:p>2.4288322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W22]" office:value-type="float" office:value="2.51294027899111" calcext:value-type="float">
            <text:p>2.5129402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2]/[.AC22]" office:value-type="float" office:value="2.02209578538343" calcext:value-type="float">
            <text:p>2.022095785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9227465" calcext:value-type="float">
            <text:p>9227465</text:p>
          </table:table-cell>
          <table:table-cell table:formula="of:=[.AH23]/[.E23]" office:value-type="float" office:value="2.15612059089858" calcext:value-type="float">
            <text:p>2.15612059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K23]" office:value-type="float" office:value="2.35379923381485" calcext:value-type="float">
            <text:p>2.353799233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Q23]" office:value-type="float" office:value="2.2884683475348" calcext:value-type="float">
            <text:p>2.28846834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W23]" office:value-type="float" office:value="2.36407430835135" calcext:value-type="float">
            <text:p>2.36407430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3]/[.AC23]" office:value-type="float" office:value="1.97763599132232" calcext:value-type="float">
            <text:p>1.9776359913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227465" calcext:value-type="float">
            <text:p>9227465</text:p>
          </table:table-cell>
          <table:table-cell table:formula="of:=[.AH24]/[.E24]" office:value-type="float" office:value="1.93453142293962" calcext:value-type="float">
            <text:p>1.934531422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K24]" office:value-type="float" office:value="2.24424711939369" calcext:value-type="float">
            <text:p>2.244247119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Q24]" office:value-type="float" office:value="2.4138365114771" calcext:value-type="float">
            <text:p>2.41383651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W24]" office:value-type="float" office:value="2.48397521518344" calcext:value-type="float">
            <text:p>2.48397521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4]/[.AC24]" office:value-type="float" office:value="1.96711834948128" calcext:value-type="float">
            <text:p>1.967118349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227465" calcext:value-type="float">
            <text:p>9227465</text:p>
          </table:table-cell>
          <table:table-cell table:formula="of:=[.AH25]/[.E25]" office:value-type="float" office:value="1.75535657115001" calcext:value-type="float">
            <text:p>1.75535657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K25]" office:value-type="float" office:value="2.34685057395029" calcext:value-type="float">
            <text:p>2.3468505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Q25]" office:value-type="float" office:value="2.33881583660134" calcext:value-type="float">
            <text:p>2.33881583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W25]" office:value-type="float" office:value="2.4465525049169" calcext:value-type="float">
            <text:p>2.446552504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5]/[.AC25]" office:value-type="float" office:value="1.99774266714679" calcext:value-type="float">
            <text:p>1.9977426671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227465" calcext:value-type="float">
            <text:p>9227465</text:p>
          </table:table-cell>
          <table:table-cell table:formula="of:=[.AH26]/[.E26]" office:value-type="float" office:value="1.80214089261213" calcext:value-type="float">
            <text:p>1.802140892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K26]" office:value-type="float" office:value="2.0865865471743" calcext:value-type="float">
            <text:p>2.08658654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Q26]" office:value-type="float" office:value="1.98005204594804" calcext:value-type="float">
            <text:p>1.98005204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W26]" office:value-type="float" office:value="2.05881723537852" calcext:value-type="float">
            <text:p>2.058817235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6]/[.AC26]" office:value-type="float" office:value="1.88643618315432" calcext:value-type="float">
            <text:p>1.8864361832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227465" calcext:value-type="float">
            <text:p>9227465</text:p>
          </table:table-cell>
          <table:table-cell table:formula="of:=[.AH27]/[.E27]" office:value-type="float" office:value="1.62464733586866" calcext:value-type="float">
            <text:p>1.624647335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K27]" office:value-type="float" office:value="1.54553720697445" calcext:value-type="float">
            <text:p>1.5455372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Q27]" office:value-type="float" office:value="1.51146394029382" calcext:value-type="float">
            <text:p>1.51146394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W27]" office:value-type="float" office:value="1.59725476764364" calcext:value-type="float">
            <text:p>1.59725476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7]/[.AC27]" office:value-type="float" office:value="1.34049820336229" calcext:value-type="float">
            <text:p>1.340498203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227465" calcext:value-type="float">
            <text:p>9227465</text:p>
          </table:table-cell>
          <table:table-cell table:formula="of:=[.AH28]/[.E28]" office:value-type="float" office:value="1.55182578641691" calcext:value-type="float">
            <text:p>1.55182578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K28]" office:value-type="float" office:value="1.01067708530038" calcext:value-type="float">
            <text:p>1.010677085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Q28]" office:value-type="float" office:value="1.0208459053735" calcext:value-type="float">
            <text:p>1.020845905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W28]" office:value-type="float" office:value="1.05231550969291" calcext:value-type="float">
            <text:p>1.05231550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8]/[.AC28]" office:value-type="float" office:value="0.963282735264817" calcext:value-type="float">
            <text:p>0.9632827353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9227465" calcext:value-type="float">
            <text:p>9227465</text:p>
          </table:table-cell>
          <table:table-cell table:formula="of:=[.AH29]/[.E29]" office:value-type="float" office:value="1.54305364187437" calcext:value-type="float">
            <text:p>1.54305364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K29]" office:value-type="float" office:value="0.672852618561654" calcext:value-type="float">
            <text:p>0.67285261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Q29]" office:value-type="float" office:value="0.661336520558791" calcext:value-type="float">
            <text:p>0.66133652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W29]" office:value-type="float" office:value="0.691335165660493" calcext:value-type="float">
            <text:p>0.69133516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29]/[.AC29]" office:value-type="float" office:value="0.625255421841264" calcext:value-type="float">
            <text:p>0.6252554218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227465" calcext:value-type="float">
            <text:p>9227465</text:p>
          </table:table-cell>
          <table:table-cell table:formula="of:=[.AH30]/[.E30]" office:value-type="float" office:value="1.35633087932367" calcext:value-type="float">
            <text:p>1.356330879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K30]" office:value-type="float" office:value="0.497887470621996" calcext:value-type="float">
            <text:p>0.49788747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Q30]" office:value-type="float" office:value="0.48731475720016" calcext:value-type="float">
            <text:p>0.48731475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W30]" office:value-type="float" office:value="0.505628589043669" calcext:value-type="float">
            <text:p>0.5056285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0]/[.AC30]" office:value-type="float" office:value="0.483256900452155" calcext:value-type="float">
            <text:p>0.4832569005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9227465" calcext:value-type="float">
            <text:p>9227465</text:p>
          </table:table-cell>
          <table:table-cell table:formula="of:=[.AH31]/[.E31]" office:value-type="float" office:value="1.33323216731032" calcext:value-type="float">
            <text:p>1.33323216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K31]" office:value-type="float" office:value="0.464094969027152" calcext:value-type="float">
            <text:p>0.46409496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Q31]" office:value-type="float" office:value="0.458161716638837" calcext:value-type="float">
            <text:p>0.458161716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W31]" office:value-type="float" office:value="0.466568057546553" calcext:value-type="float">
            <text:p>0.46656805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1]/[.AC31]" office:value-type="float" office:value="0.453598801890904" calcext:value-type="float">
            <text:p>0.4535988019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227465" calcext:value-type="float">
            <text:p>9227465</text:p>
          </table:table-cell>
          <table:table-cell table:formula="of:=[.AH32]/[.E32]" office:value-type="float" office:value="1.32745866789853" calcext:value-type="float">
            <text:p>1.327458667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K32]" office:value-type="float" office:value="0.451668817116365" calcext:value-type="float">
            <text:p>0.45166881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Q32]" office:value-type="float" office:value="0.443529057437408" calcext:value-type="float">
            <text:p>0.443529057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W32]" office:value-type="float" office:value="0.449487605725326" calcext:value-type="float">
            <text:p>0.449487605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2]/[.AC32]" office:value-type="float" office:value="0.44641215269268" calcext:value-type="float">
            <text:p>0.4464121527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227465" calcext:value-type="float">
            <text:p>9227465</text:p>
          </table:table-cell>
          <table:table-cell table:formula="of:=[.AH33]/[.E33]" office:value-type="float" office:value="1.36102609915945" calcext:value-type="float">
            <text:p>1.3610260992</text:p>
          </table:table-cell>
          <table:table-cell table:number-columns-repeated="5"/>
          <table:table-cell table:formula="of:=[.AH33]/[.K33]" office:value-type="float" office:value="0.452515597252474" calcext:value-type="float">
            <text:p>0.4525155973</text:p>
          </table:table-cell>
          <table:table-cell table:number-columns-repeated="5"/>
          <table:table-cell table:formula="of:=[.AH33]/[.Q33]" office:value-type="float" office:value="0.451435226594565" calcext:value-type="float">
            <text:p>0.4514352266</text:p>
          </table:table-cell>
          <table:table-cell table:number-columns-repeated="5"/>
          <table:table-cell table:formula="of:=[.AH33]/[.W33]" office:value-type="float" office:value="0.45549660431221" calcext:value-type="float">
            <text:p>0.4554966043</text:p>
          </table:table-cell>
          <table:table-cell table:number-columns-repeated="5"/>
          <table:table-cell table:formula="of:=[.AH33]/[.AC33]" office:value-type="float" office:value="0.428946026875474" calcext:value-type="float">
            <text:p>0.4289460269</text:p>
          </table:table-cell>
          <table:table-cell table:number-columns-repeated="5"/>
        </table:table-row>
        <table:table-row table:style-name="ro1" table:number-rows-repeated="4">
          <table:table-cell table:number-columns-repeated="34"/>
        </table:table-row>
        <table:table-row table:style-name="ro2" table:number-rows-repeated="2">
          <table:table-cell table:number-columns-repeated="34"/>
        </table:table-row>
        <table:table-row table:style-name="ro1" table:number-rows-repeated="6">
          <table:table-cell table:number-columns-repeated="34"/>
        </table:table-row>
        <table:table-row table:style-name="ro2" table:number-rows-repeated="2">
          <table:table-cell table:number-columns-repeated="34"/>
        </table:table-row>
        <table:table-row table:style-name="ro1" table:number-rows-repeated="2">
          <table:table-cell table:number-columns-repeated="34"/>
        </table:table-row>
        <table:table-row table:style-name="ro2" table:number-rows-repeated="3">
          <table:table-cell table:number-columns-repeated="34"/>
        </table:table-row>
        <table:table-row table:style-name="ro1" table:number-rows-repeated="3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2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3">
          <table:table-cell table:number-columns-repeated="34"/>
        </table:table-row>
        <table:table-row table:style-name="ro2" table:number-rows-repeated="2">
          <table:table-cell table:number-columns-repeated="34"/>
        </table:table-row>
        <table:table-row table:style-name="ro1">
          <table:table-cell table:number-columns-repeated="34"/>
        </table:table-row>
        <table:table-row table:style-name="ro2" table:number-rows-repeated="4">
          <table:table-cell table:number-columns-repeated="34"/>
        </table:table-row>
        <table:table-row table:style-name="ro1" table:number-rows-repeated="2">
          <table:table-cell table:number-columns-repeated="34"/>
        </table:table-row>
        <table:table-row table:style-name="ro2" table:number-rows-repeated="4">
          <table:table-cell table:number-columns-repeated="34"/>
        </table:table-row>
        <table:table-row table:style-name="ro1" table:number-rows-repeated="14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4">
          <table:table-cell table:number-columns-repeated="34"/>
        </table:table-row>
        <table:table-row table:style-name="ro2">
          <table:table-cell table:number-columns-repeated="34"/>
        </table:table-row>
        <table:table-row table:style-name="ro1" table:number-rows-repeated="1048421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6:54:09.242099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8:19:38.032716995</meta:creation-date>
    <dc:date>2015-09-13T17:03:00.343954951</dc:date>
    <meta:editing-duration>PT4H10M13S</meta:editing-duration>
    <meta:editing-cycles>39</meta:editing-cycles>
    <meta:generator>LibreOffice/4.2.7.2$Linux_X86_64 LibreOffice_project/420m0$Build-2</meta:generator>
    <dc:creator>Farmer </dc:creator>
    <meta:document-statistic meta:table-count="1" meta:cell-count="8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65cm" svg:height="10.819cm" xlink:href=".." xlink:type="simple" chart:class="chart:line" chart:style-name="ch1">
        <chart:plot-area chart:style-name="ch2" table:cell-range-address="Sheet1.C36:Sheet1.C49 Sheet1.A1:Sheet1.A1 Sheet1.AH20:Sheet1.AH33 Sheet1.Y35:Sheet1.Y35 Sheet1.AC20:Sheet1.AC33 Sheet1.G35:Sheet1.G35 Sheet1.K20:Sheet1.K33 Sheet1.M35:Sheet1.M35 Sheet1.Q20:Sheet1.Q33 Sheet1.S35:Sheet1.S35 Sheet1.W20:Sheet1.W33 Sheet1.A35:Sheet1.A35 Sheet1.E20:Sheet1.E33" chart:data-source-has-labels="both" svg:x="1.336cm" svg:y="0.216cm" svg:width="16.858cm" svg:height="9.452cm">
          <chartooo:coordinate-region svg:x="2.381cm" svg:y="0.389cm" svg:width="15.679cm" svg:height="8.738cm"/>
          <chart:axis chart:dimension="x" chart:name="primary-x" chart:style-name="ch3" chartooo:axis-type="auto">
            <chartooo:date-scale/>
            <chart:title svg:x="9.634cm" svg:y="9.884cm" chart:style-name="ch4">
              <text:p>c</text:p>
            </chart:title>
            <chart:categories table:cell-range-address="Sheet1.C36:Sheet1.C49"/>
          </chart:axis>
          <chart:axis chart:dimension="y" chart:name="primary-y" chart:style-name="ch5">
            <chart:title svg:x="0.451cm" svg:y="6.488cm" chart:style-name="ch6">
              <text:p>nqueens 13 240 c (ms)</text:p>
            </chart:title>
          </chart:axis>
          <chart:series chart:style-name="ch7" chart:values-cell-range-address="Sheet1.AH20:Sheet1.AH33" chart:label-cell-address="Sheet1.A1:Sheet1.A1" chart:class="chart:line">
            <chart:data-point chart:repeated="14"/>
          </chart:series>
          <chart:series chart:style-name="ch8" chart:values-cell-range-address="Sheet1.AC20:Sheet1.AC33" chart:label-cell-address="Sheet1.Y35:Sheet1.Y35" chart:class="chart:line">
            <chart:data-point chart:repeated="14"/>
          </chart:series>
          <chart:series chart:style-name="ch9" chart:values-cell-range-address="Sheet1.K20:Sheet1.K33" chart:label-cell-address="Sheet1.G35:Sheet1.G35" chart:class="chart:line">
            <chart:data-point chart:repeated="14"/>
          </chart:series>
          <chart:series chart:style-name="ch10" chart:values-cell-range-address="Sheet1.Q20:Sheet1.Q33" chart:label-cell-address="Sheet1.M35:Sheet1.M35" chart:class="chart:line">
            <chart:data-point chart:repeated="14"/>
          </chart:series>
          <chart:series chart:style-name="ch11" chart:values-cell-range-address="Sheet1.W20:Sheet1.W33" chart:label-cell-address="Sheet1.S35:Sheet1.S35" chart:class="chart:line">
            <chart:data-point chart:repeated="14"/>
          </chart:series>
          <chart:series chart:style-name="ch12" chart:values-cell-range-address="Sheet1.E20:Sheet1.E33" chart:label-cell-address="Sheet1.A35:Sheet1.A35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serial</text:p>
                <draw:g>
                  <svg:desc>Sheet1.A1:Sheet1.A1</svg:desc>
                </draw:g>
              </table:table-cell>
              <table:table-cell office:value-type="string">
                <text:p>fib_cutoff_omp_none</text:p>
                <draw:g>
                  <svg:desc>Sheet1.Y35:Sheet1.Y35</svg:desc>
                </draw:g>
              </table:table-cell>
              <table:table-cell office:value-type="string">
                <text:p>fib_cutoff_omp_compact</text:p>
                <draw:g>
                  <svg:desc>Sheet1.G35:Sheet1.G35</svg:desc>
                </draw:g>
              </table:table-cell>
              <table:table-cell office:value-type="string">
                <text:p>fib_cutoff_omp_scatter</text:p>
                <draw:g>
                  <svg:desc>Sheet1.M35:Sheet1.M35</svg:desc>
                </draw:g>
              </table:table-cell>
              <table:table-cell office:value-type="string">
                <text:p>fib_cutoff_omp_balanced</text:p>
                <draw:g>
                  <svg:desc>Sheet1.S35:Sheet1.S35</svg:desc>
                </draw:g>
              </table:table-cell>
              <table:table-cell office:value-type="string">
                <text:p>fib_cutoff_cilk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36:Sheet1.C49</svg:desc>
                </draw:g>
              </table:table-cell>
              <table:table-cell office:value-type="float" office:value="1146.160849">
                <text:p>1146.160849</text:p>
                <draw:g>
                  <svg:desc>Sheet1.AH20:Sheet1.AH33</svg:desc>
                </draw:g>
              </table:table-cell>
              <table:table-cell office:value-type="float" office:value="15510.740589">
                <text:p>15510.740589</text:p>
                <draw:g>
                  <svg:desc>Sheet1.AC20:Sheet1.AC33</svg:desc>
                </draw:g>
              </table:table-cell>
              <table:table-cell office:value-type="float" office:value="15375.847106">
                <text:p>15375.847106</text:p>
                <draw:g>
                  <svg:desc>Sheet1.K20:Sheet1.K33</svg:desc>
                </draw:g>
              </table:table-cell>
              <table:table-cell office:value-type="float" office:value="15383.889008">
                <text:p>15383.889008</text:p>
                <draw:g>
                  <svg:desc>Sheet1.Q20:Sheet1.Q33</svg:desc>
                </draw:g>
              </table:table-cell>
              <table:table-cell office:value-type="float" office:value="15360.779582">
                <text:p>15360.779582</text:p>
                <draw:g>
                  <svg:desc>Sheet1.W20:Sheet1.W33</svg:desc>
                </draw:g>
              </table:table-cell>
              <table:table-cell office:value-type="float" office:value="14558.366554">
                <text:p>14558.366554</text:p>
                <draw:g>
                  <svg:desc>Sheet1.E20:Sheet1.E3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742.062412">
                <text:p>742.062412</text:p>
              </table:table-cell>
              <table:table-cell office:value-type="float" office:value="577.85834">
                <text:p>577.85834</text:p>
              </table:table-cell>
              <table:table-cell office:value-type="float" office:value="581.904793">
                <text:p>581.904793</text:p>
              </table:table-cell>
              <table:table-cell office:value-type="float" office:value="555.128005">
                <text:p>555.128005</text:p>
              </table:table-cell>
              <table:table-cell office:value-type="float" office:value="827.960796">
                <text:p>827.96079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566.818277">
                <text:p>566.818277</text:p>
              </table:table-cell>
              <table:table-cell office:value-type="float" office:value="466.769982">
                <text:p>466.769982</text:p>
              </table:table-cell>
              <table:table-cell office:value-type="float" office:value="471.897899">
                <text:p>471.897899</text:p>
              </table:table-cell>
              <table:table-cell office:value-type="float" office:value="456.103497">
                <text:p>456.103497</text:p>
              </table:table-cell>
              <table:table-cell office:value-type="float" office:value="557.810521">
                <text:p>557.8105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579.561079">
                <text:p>579.561079</text:p>
              </table:table-cell>
              <table:table-cell office:value-type="float" office:value="486.940786">
                <text:p>486.940786</text:p>
              </table:table-cell>
              <table:table-cell office:value-type="float" office:value="500.841906">
                <text:p>500.841906</text:p>
              </table:table-cell>
              <table:table-cell office:value-type="float" office:value="484.824375">
                <text:p>484.824375</text:p>
              </table:table-cell>
              <table:table-cell office:value-type="float" office:value="531.584761">
                <text:p>531.5847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46.160849">
                <text:p>1146.160849</text:p>
              </table:table-cell>
              <table:table-cell office:value-type="float" office:value="582.659833">
                <text:p>582.659833</text:p>
              </table:table-cell>
              <table:table-cell office:value-type="float" office:value="510.710625">
                <text:p>510.710625</text:p>
              </table:table-cell>
              <table:table-cell office:value-type="float" office:value="474.829527">
                <text:p>474.829527</text:p>
              </table:table-cell>
              <table:table-cell office:value-type="float" office:value="461.422015">
                <text:p>461.422015</text:p>
              </table:table-cell>
              <table:table-cell office:value-type="float" office:value="592.474661">
                <text:p>592.4746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573.727972">
                <text:p>573.727972</text:p>
              </table:table-cell>
              <table:table-cell office:value-type="float" office:value="488.382542">
                <text:p>488.382542</text:p>
              </table:table-cell>
              <table:table-cell office:value-type="float" office:value="490.060325">
                <text:p>490.060325</text:p>
              </table:table-cell>
              <table:table-cell office:value-type="float" office:value="468.479972">
                <text:p>468.479972</text:p>
              </table:table-cell>
              <table:table-cell office:value-type="float" office:value="652.950442">
                <text:p>652.95044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607.579975">
                <text:p>607.579975</text:p>
              </table:table-cell>
              <table:table-cell office:value-type="float" office:value="549.299453">
                <text:p>549.299453</text:p>
              </table:table-cell>
              <table:table-cell office:value-type="float" office:value="578.8539">
                <text:p>578.8539</text:p>
              </table:table-cell>
              <table:table-cell office:value-type="float" office:value="556.7084">
                <text:p>556.7084</text:p>
              </table:table-cell>
              <table:table-cell office:value-type="float" office:value="635.999579">
                <text:p>635.9995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855.026024">
                <text:p>855.026024</text:p>
              </table:table-cell>
              <table:table-cell office:value-type="float" office:value="741.593825">
                <text:p>741.593825</text:p>
              </table:table-cell>
              <table:table-cell office:value-type="float" office:value="758.311739">
                <text:p>758.311739</text:p>
              </table:table-cell>
              <table:table-cell office:value-type="float" office:value="717.581736">
                <text:p>717.581736</text:p>
              </table:table-cell>
              <table:table-cell office:value-type="float" office:value="705.48286">
                <text:p>705.482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189.848844">
                <text:p>1189.848844</text:p>
              </table:table-cell>
              <table:table-cell office:value-type="float" office:value="1134.052474">
                <text:p>1134.052474</text:p>
              </table:table-cell>
              <table:table-cell office:value-type="float" office:value="1122.755984">
                <text:p>1122.755984</text:p>
              </table:table-cell>
              <table:table-cell office:value-type="float" office:value="1089.17985">
                <text:p>1089.17985</text:p>
              </table:table-cell>
              <table:table-cell office:value-type="float" office:value="738.588609">
                <text:p>738.58860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1833.108213">
                <text:p>1833.108213</text:p>
              </table:table-cell>
              <table:table-cell office:value-type="float" office:value="1703.435221">
                <text:p>1703.435221</text:p>
              </table:table-cell>
              <table:table-cell office:value-type="float" office:value="1733.09777">
                <text:p>1733.09777</text:p>
              </table:table-cell>
              <table:table-cell office:value-type="float" office:value="1657.894616">
                <text:p>1657.894616</text:p>
              </table:table-cell>
              <table:table-cell office:value-type="float" office:value="742.78743">
                <text:p>742.787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2371.742334">
                <text:p>2371.742334</text:p>
              </table:table-cell>
              <table:table-cell office:value-type="float" office:value="2302.047986">
                <text:p>2302.047986</text:p>
              </table:table-cell>
              <table:table-cell office:value-type="float" office:value="2351.9929">
                <text:p>2351.9929</text:p>
              </table:table-cell>
              <table:table-cell office:value-type="float" office:value="2266.803883">
                <text:p>2266.803883</text:p>
              </table:table-cell>
              <table:table-cell office:value-type="float" office:value="845.045163">
                <text:p>845.04516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2526.816306">
                <text:p>2526.816306</text:p>
              </table:table-cell>
              <table:table-cell office:value-type="float" office:value="2469.668765">
                <text:p>2469.668765</text:p>
              </table:table-cell>
              <table:table-cell office:value-type="float" office:value="2501.651289">
                <text:p>2501.651289</text:p>
              </table:table-cell>
              <table:table-cell office:value-type="float" office:value="2456.57805">
                <text:p>2456.57805</text:p>
              </table:table-cell>
              <table:table-cell office:value-type="float" office:value="859.685865">
                <text:p>859.6858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2567.494729">
                <text:p>2567.494729</text:p>
              </table:table-cell>
              <table:table-cell office:value-type="float" office:value="2537.613414">
                <text:p>2537.613414</text:p>
              </table:table-cell>
              <table:table-cell office:value-type="float" office:value="2584.18435">
                <text:p>2584.18435</text:p>
              </table:table-cell>
              <table:table-cell office:value-type="float" office:value="2549.927594">
                <text:p>2549.927594</text:p>
              </table:table-cell>
              <table:table-cell office:value-type="float" office:value="863.424886">
                <text:p>863.42488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46.160849">
                <text:p>1146.160849</text:p>
              </table:table-cell>
              <table:table-cell office:value-type="float" office:value="2672.039784">
                <text:p>2672.039784</text:p>
              </table:table-cell>
              <table:table-cell office:value-type="float" office:value="2532.864847">
                <text:p>2532.864847</text:p>
              </table:table-cell>
              <table:table-cell office:value-type="float" office:value="2538.926476">
                <text:p>2538.926476</text:p>
              </table:table-cell>
              <table:table-cell office:value-type="float" office:value="2516.28846">
                <text:p>2516.28846</text:p>
              </table:table-cell>
              <table:table-cell office:value-type="float" office:value="842.129956">
                <text:p>842.129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65cm" svg:height="10.819cm" xlink:href=".." xlink:type="simple" chart:class="chart:line" chart:style-name="ch1">
        <chart:plot-area chart:style-name="ch2" table:cell-range-address="Sheet1.C36:Sheet1.C49 Sheet1.Y35:Sheet1.Y35 Sheet1.AC36:Sheet1.AC49 Sheet1.G35:Sheet1.G35 Sheet1.K36:Sheet1.K49 Sheet1.M35:Sheet1.M35 Sheet1.Q36:Sheet1.Q49 Sheet1.S35:Sheet1.S35 Sheet1.W36:Sheet1.W49 Sheet1.A35:Sheet1.A35 Sheet1.E36:Sheet1.E49" chart:data-source-has-labels="both" svg:x="1.336cm" svg:y="0.216cm" svg:width="16.858cm" svg:height="9.452cm">
          <chartooo:coordinate-region svg:x="1.984cm" svg:y="0.389cm" svg:width="16.076cm" svg:height="8.738cm"/>
          <chart:axis chart:dimension="x" chart:name="primary-x" chart:style-name="ch3" chartooo:axis-type="auto">
            <chartooo:date-scale/>
            <chart:title svg:x="9.634cm" svg:y="9.884cm" chart:style-name="ch4">
              <text:p>c</text:p>
            </chart:title>
            <chart:categories table:cell-range-address="Sheet1.C36:Sheet1.C49"/>
          </chart:axis>
          <chart:axis chart:dimension="y" chart:name="primary-y" chart:style-name="ch5">
            <chart:title svg:x="0.451cm" svg:y="6.144cm" chart:style-name="ch6">
              <text:p>nqueens 13 240 c</text:p>
            </chart:title>
          </chart:axis>
          <chart:series chart:style-name="ch7" chart:values-cell-range-address="Sheet1.AC36:Sheet1.AC49" chart:label-cell-address="Sheet1.Y35:Sheet1.Y35" chart:class="chart:line">
            <chart:data-point chart:repeated="14"/>
          </chart:series>
          <chart:series chart:style-name="ch8" chart:values-cell-range-address="Sheet1.K36:Sheet1.K49" chart:label-cell-address="Sheet1.G35:Sheet1.G35" chart:class="chart:line">
            <chart:data-point chart:repeated="14"/>
          </chart:series>
          <chart:series chart:style-name="ch9" chart:values-cell-range-address="Sheet1.Q36:Sheet1.Q49" chart:label-cell-address="Sheet1.M35:Sheet1.M35" chart:class="chart:line">
            <chart:data-point chart:repeated="14"/>
          </chart:series>
          <chart:series chart:style-name="ch10" chart:values-cell-range-address="Sheet1.W36:Sheet1.W49" chart:label-cell-address="Sheet1.S35:Sheet1.S35" chart:class="chart:line">
            <chart:data-point chart:repeated="14"/>
          </chart:series>
          <chart:series chart:style-name="ch11" chart:values-cell-range-address="Sheet1.E36:Sheet1.E49" chart:label-cell-address="Sheet1.A35:Sheet1.A35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cutoff_omp_none</text:p>
                <draw:g>
                  <svg:desc>Sheet1.Y35:Sheet1.Y35</svg:desc>
                </draw:g>
              </table:table-cell>
              <table:table-cell office:value-type="string">
                <text:p>fib_cutoff_omp_compact</text:p>
                <draw:g>
                  <svg:desc>Sheet1.G35:Sheet1.G35</svg:desc>
                </draw:g>
              </table:table-cell>
              <table:table-cell office:value-type="string">
                <text:p>fib_cutoff_omp_scatter</text:p>
                <draw:g>
                  <svg:desc>Sheet1.M35:Sheet1.M35</svg:desc>
                </draw:g>
              </table:table-cell>
              <table:table-cell office:value-type="string">
                <text:p>fib_cutoff_omp_balanced</text:p>
                <draw:g>
                  <svg:desc>Sheet1.S35:Sheet1.S35</svg:desc>
                </draw:g>
              </table:table-cell>
              <table:table-cell office:value-type="string">
                <text:p>fib_cutoff_cilk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36:Sheet1.C49</svg:desc>
                </draw:g>
              </table:table-cell>
              <table:table-cell office:value-type="float" office:value="0.073894656571901">
                <text:p>0.073894656571901</text:p>
                <draw:g>
                  <svg:desc>Sheet1.AC36:Sheet1.AC49</svg:desc>
                </draw:g>
              </table:table-cell>
              <table:table-cell office:value-type="float" office:value="0.0745429400473645">
                <text:p>0.0745429400473645</text:p>
                <draw:g>
                  <svg:desc>Sheet1.K36:Sheet1.K49</svg:desc>
                </draw:g>
              </table:table-cell>
              <table:table-cell office:value-type="float" office:value="0.0745039728513361">
                <text:p>0.0745039728513361</text:p>
                <draw:g>
                  <svg:desc>Sheet1.Q36:Sheet1.Q49</svg:desc>
                </draw:g>
              </table:table-cell>
              <table:table-cell office:value-type="float" office:value="0.074616059873881">
                <text:p>0.074616059873881</text:p>
                <draw:g>
                  <svg:desc>Sheet1.W36:Sheet1.W49</svg:desc>
                </draw:g>
              </table:table-cell>
              <table:table-cell office:value-type="float" office:value="0.0787286708813555">
                <text:p>0.0787286708813555</text:p>
                <draw:g>
                  <svg:desc>Sheet1.E36:Sheet1.E4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54456125315777">
                <text:p>1.54456125315777</text:p>
              </table:table-cell>
              <table:table-cell office:value-type="float" office:value="1.98346336750976">
                <text:p>1.98346336750976</text:p>
              </table:table-cell>
              <table:table-cell office:value-type="float" office:value="1.96967074818372">
                <text:p>1.96967074818372</text:p>
              </table:table-cell>
              <table:table-cell office:value-type="float" office:value="2.06467848618086">
                <text:p>2.06467848618086</text:p>
              </table:table-cell>
              <table:table-cell office:value-type="float" office:value="1.38431777752917">
                <text:p>1.3843177775291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2209578538343">
                <text:p>2.02209578538343</text:p>
              </table:table-cell>
              <table:table-cell office:value-type="float" office:value="2.45551533560271">
                <text:p>2.45551533560271</text:p>
              </table:table-cell>
              <table:table-cell office:value-type="float" office:value="2.42883227797545">
                <text:p>2.42883227797545</text:p>
              </table:table-cell>
              <table:table-cell office:value-type="float" office:value="2.51294027899111">
                <text:p>2.51294027899111</text:p>
              </table:table-cell>
              <table:table-cell office:value-type="float" office:value="2.05474942807685">
                <text:p>2.054749428076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97763599132232">
                <text:p>1.97763599132232</text:p>
              </table:table-cell>
              <table:table-cell office:value-type="float" office:value="2.35379923381485">
                <text:p>2.35379923381485</text:p>
              </table:table-cell>
              <table:table-cell office:value-type="float" office:value="2.2884683475348">
                <text:p>2.2884683475348</text:p>
              </table:table-cell>
              <table:table-cell office:value-type="float" office:value="2.36407430835135">
                <text:p>2.36407430835135</text:p>
              </table:table-cell>
              <table:table-cell office:value-type="float" office:value="2.15612059089858">
                <text:p>2.156120590898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96711834948128">
                <text:p>1.96711834948128</text:p>
              </table:table-cell>
              <table:table-cell office:value-type="float" office:value="2.24424711939369">
                <text:p>2.24424711939369</text:p>
              </table:table-cell>
              <table:table-cell office:value-type="float" office:value="2.4138365114771">
                <text:p>2.4138365114771</text:p>
              </table:table-cell>
              <table:table-cell office:value-type="float" office:value="2.48397521518344">
                <text:p>2.48397521518344</text:p>
              </table:table-cell>
              <table:table-cell office:value-type="float" office:value="1.93453142293962">
                <text:p>1.934531422939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99774266714679">
                <text:p>1.99774266714679</text:p>
              </table:table-cell>
              <table:table-cell office:value-type="float" office:value="2.34685057395029">
                <text:p>2.34685057395029</text:p>
              </table:table-cell>
              <table:table-cell office:value-type="float" office:value="2.33881583660134">
                <text:p>2.33881583660134</text:p>
              </table:table-cell>
              <table:table-cell office:value-type="float" office:value="2.4465525049169">
                <text:p>2.4465525049169</text:p>
              </table:table-cell>
              <table:table-cell office:value-type="float" office:value="1.75535657115001">
                <text:p>1.7553565711500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88643618315432">
                <text:p>1.88643618315432</text:p>
              </table:table-cell>
              <table:table-cell office:value-type="float" office:value="2.0865865471743">
                <text:p>2.0865865471743</text:p>
              </table:table-cell>
              <table:table-cell office:value-type="float" office:value="1.98005204594804">
                <text:p>1.98005204594804</text:p>
              </table:table-cell>
              <table:table-cell office:value-type="float" office:value="2.05881723537852">
                <text:p>2.05881723537852</text:p>
              </table:table-cell>
              <table:table-cell office:value-type="float" office:value="1.80214089261213">
                <text:p>1.802140892612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34049820336229">
                <text:p>1.34049820336229</text:p>
              </table:table-cell>
              <table:table-cell office:value-type="float" office:value="1.54553720697445">
                <text:p>1.54553720697445</text:p>
              </table:table-cell>
              <table:table-cell office:value-type="float" office:value="1.51146394029382">
                <text:p>1.51146394029382</text:p>
              </table:table-cell>
              <table:table-cell office:value-type="float" office:value="1.59725476764364">
                <text:p>1.59725476764364</text:p>
              </table:table-cell>
              <table:table-cell office:value-type="float" office:value="1.62464733586866">
                <text:p>1.624647335868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3282735264817">
                <text:p>0.963282735264817</text:p>
              </table:table-cell>
              <table:table-cell office:value-type="float" office:value="1.01067708530038">
                <text:p>1.01067708530038</text:p>
              </table:table-cell>
              <table:table-cell office:value-type="float" office:value="1.0208459053735">
                <text:p>1.0208459053735</text:p>
              </table:table-cell>
              <table:table-cell office:value-type="float" office:value="1.05231550969291">
                <text:p>1.05231550969291</text:p>
              </table:table-cell>
              <table:table-cell office:value-type="float" office:value="1.55182578641691">
                <text:p>1.551825786416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25255421841264">
                <text:p>0.625255421841264</text:p>
              </table:table-cell>
              <table:table-cell office:value-type="float" office:value="0.672852618561654">
                <text:p>0.672852618561654</text:p>
              </table:table-cell>
              <table:table-cell office:value-type="float" office:value="0.661336520558791">
                <text:p>0.661336520558791</text:p>
              </table:table-cell>
              <table:table-cell office:value-type="float" office:value="0.691335165660493">
                <text:p>0.691335165660493</text:p>
              </table:table-cell>
              <table:table-cell office:value-type="float" office:value="1.54305364187437">
                <text:p>1.543053641874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3256900452155">
                <text:p>0.483256900452155</text:p>
              </table:table-cell>
              <table:table-cell office:value-type="float" office:value="0.497887470621996">
                <text:p>0.497887470621996</text:p>
              </table:table-cell>
              <table:table-cell office:value-type="float" office:value="0.48731475720016">
                <text:p>0.48731475720016</text:p>
              </table:table-cell>
              <table:table-cell office:value-type="float" office:value="0.505628589043669">
                <text:p>0.505628589043669</text:p>
              </table:table-cell>
              <table:table-cell office:value-type="float" office:value="1.35633087932367">
                <text:p>1.356330879323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53598801890904">
                <text:p>0.453598801890904</text:p>
              </table:table-cell>
              <table:table-cell office:value-type="float" office:value="0.464094969027152">
                <text:p>0.464094969027152</text:p>
              </table:table-cell>
              <table:table-cell office:value-type="float" office:value="0.458161716638837">
                <text:p>0.458161716638837</text:p>
              </table:table-cell>
              <table:table-cell office:value-type="float" office:value="0.466568057546553">
                <text:p>0.466568057546553</text:p>
              </table:table-cell>
              <table:table-cell office:value-type="float" office:value="1.33323216731032">
                <text:p>1.3332321673103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4641215269268">
                <text:p>0.44641215269268</text:p>
              </table:table-cell>
              <table:table-cell office:value-type="float" office:value="0.451668817116365">
                <text:p>0.451668817116365</text:p>
              </table:table-cell>
              <table:table-cell office:value-type="float" office:value="0.443529057437408">
                <text:p>0.443529057437408</text:p>
              </table:table-cell>
              <table:table-cell office:value-type="float" office:value="0.449487605725326">
                <text:p>0.449487605725326</text:p>
              </table:table-cell>
              <table:table-cell office:value-type="float" office:value="1.32745866789853">
                <text:p>1.3274586678985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28946026875474">
                <text:p>0.428946026875474</text:p>
              </table:table-cell>
              <table:table-cell office:value-type="float" office:value="0.452515597252474">
                <text:p>0.452515597252474</text:p>
              </table:table-cell>
              <table:table-cell office:value-type="float" office:value="0.451435226594565">
                <text:p>0.451435226594565</text:p>
              </table:table-cell>
              <table:table-cell office:value-type="float" office:value="0.45549660431221">
                <text:p>0.45549660431221</text:p>
              </table:table-cell>
              <table:table-cell office:value-type="float" office:value="1.36102609915945">
                <text:p>1.361026099159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